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1:.A$100];&quot;=&quot;&amp;[.C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1:.A$100];&quot;=&quot;&amp;[.C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1:.A$100];&quot;=&quot;&amp;[.C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1:.A$100];&quot;=&quot;&amp;[.C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1:.A$100];&quot;=&quot;&amp;[.C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1:.A$100];&quot;=&quot;&amp;[.C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1:.A$100];&quot;=&quot;&amp;[.C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1:.A$100];&quot;=&quot;&amp;[.C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1:.A$100];&quot;=&quot;&amp;[.C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1:.A$100];&quot;=&quot;&amp;[.C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1:.A$100];&quot;=&quot;&amp;[.C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1:.A$100];&quot;=&quot;&amp;[.C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1:.A$100];&quot;=&quot;&amp;[.C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1:.A$100];&quot;=&quot;&amp;[.C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1:.A$100];&quot;=&quot;&amp;[.C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1:.A$100];&quot;=&quot;&amp;[.C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1:.A$100];&quot;=&quot;&amp;[.C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1:.A$100];&quot;=&quot;&amp;[.C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1:.A$100];&quot;=&quot;&amp;[.C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1:.A$100];&quot;=&quot;&amp;[.C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&gt;20</text:p>
          </table:table-cell>
          <table:table-cell table:formula="of:=COUNTIF([.A$1:.A$100];[.C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1:.D2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Tonnellier</meta:initial-creator>
    <meta:creation-date>2017-02-27T16:15:25.917669569</meta:creation-date>
    <dc:date>2017-03-06T17:23:33.154253189</dc:date>
    <dc:creator>Thibaud Tonnellier</dc:creator>
    <meta:editing-duration>P6DT6H51M45S</meta:editing-duration>
    <meta:editing-cycles>2</meta:editing-cycles>
    <meta:generator>LibreOffice/4.3.3.2$Linux_X86_64 LibreOffice_project/430m0$Build-2</meta:generator>
    <meta:document-statistic meta:table-count="1" meta:cell-count="143" meta:object-count="0"/>
  </office:meta>
</office:document-meta>
</file>